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CLayoutManager.ICLayoutManager( InlineContainer node , List child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CLayoutManager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